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2.5965in" style:rel-column-width="24575*"/>
    </style:style>
    <style:style style:name="Table2.B" style:family="table-column">
      <style:table-column-properties style:column-width="4.3285in" style:rel-column-width="40959*"/>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B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Standard" style:list-style-name="L1"/>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margin-left="1in" fo:margin-right="0in" fo:text-indent="0in" style:auto-text-indent="false"/>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Standard" style:list-style-name="L6"/>
    <style:style style:name="P17" style:family="paragraph" style:parent-style-name="Standard" style:list-style-name="L7"/>
    <style:style style:name="P18" style:family="paragraph" style:parent-style-name="Standard" style:list-style-name="L8"/>
    <style:style style:name="P19" style:family="paragraph" style:parent-style-name="Standard" style:list-style-name="L9"/>
    <style:style style:name="P20" style:family="paragraph" style:parent-style-name="Standard" style:list-style-name="L8">
      <style:paragraph-properties fo:margin-left="0.5in" fo:margin-right="0in" fo:text-indent="0in" style:auto-text-indent="false"/>
    </style:style>
    <style:style style:name="P21" style:family="paragraph" style:parent-style-name="Heading_20_1" style:master-page-name="First_20_Page">
      <style:paragraph-properties style:page-number="auto"/>
    </style:style>
    <style:style style:name="P2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3" style:family="paragraph" style:parent-style-name="Footer">
      <style:paragraph-properties>
        <style:tab-stops>
          <style:tab-stop style:position="3in" style:type="center"/>
          <style:tab-stop style:position="6.5in" style:type="right"/>
        </style:tab-stops>
      </style:paragraph-properties>
    </style:style>
    <style:style style:name="P24"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9252in" style:type="right" style:leader-style="dotted" style:leader-text="."/>
        </style:tab-stops>
      </style:paragraph-properties>
    </style:style>
    <style:style style:name="P28" style:family="paragraph" style:parent-style-name="Contents_20_3">
      <style:paragraph-properties>
        <style:tab-stops>
          <style:tab-stop style:position="6.9252in" style:type="right" style:leader-style="dotted" style:leader-text="."/>
        </style:tab-stops>
      </style:paragraph-properties>
    </style:style>
    <style:style style:name="P29" style:family="paragraph" style:parent-style-name="Contents_20_4">
      <style:paragraph-properties>
        <style:tab-stops>
          <style:tab-stop style:position="6.9252in" style:type="right" style:leader-style="dotted" style:leader-text="."/>
        </style:tab-stops>
      </style:paragraph-properties>
    </style:style>
    <style:style style:name="P30" style:family="paragraph">
      <style:paragraph-properties style:writing-mode="lr-tb"/>
    </style:style>
    <style:style style:name="P3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31814144" text:id="ct531814144">
          <text:insertion>
            <office:change-info>
              <dc:creator>Bob Jacobsen</dc:creator>
              <dc:date>2010-10-08T18:32:00</dc:date>
            </office:change-info>
          </text:insertion>
        </text:changed-region>
        <text:changed-region xml:id="ct194176304" text:id="ct194176304">
          <text:insertion>
            <office:change-info>
              <dc:creator>Bob Jacobsen</dc:creator>
              <dc:date>2012-03-19T08:55:00</dc:date>
            </office:change-info>
          </text:insertion>
        </text:changed-region>
        <text:changed-region xml:id="ct551485504" text:id="ct551485504">
          <text:insertion>
            <office:change-info>
              <dc:creator>Bob Jacobsen</dc:creator>
              <dc:date>2012-03-19T08:56:00</dc:date>
            </office:change-info>
          </text:insertion>
        </text:changed-region>
        <text:changed-region xml:id="ct551510272" text:id="ct551510272">
          <text:insertion>
            <office:change-info>
              <dc:creator>Bob Jacobsen</dc:creator>
              <dc:date>2012-03-19T08:57:00</dc:date>
            </office:change-info>
          </text:insertion>
        </text:changed-region>
        <text:changed-region xml:id="ct550647232" text:id="ct550647232">
          <text:insertion>
            <office:change-info>
              <dc:creator>Bob Jacobsen</dc:creator>
              <dc:date>2012-03-19T09:00:00</dc:date>
            </office:change-info>
          </text:insertion>
        </text:changed-region>
        <text:changed-region xml:id="ct531812848" text:id="ct531812848">
          <text:insertion>
            <office:change-info>
              <dc:creator>Bob Jacobsen</dc:creator>
              <dc:date>2010-10-11T01:08:00</dc:date>
            </office:change-info>
          </text:insertion>
        </text:changed-region>
        <text:changed-region xml:id="ct532534384" text:id="ct532534384">
          <text:deletion>
            <office:change-info>
              <dc:creator>Bob Jacobsen</dc:creator>
              <dc:date>2010-10-08T18:32:00</dc:date>
            </office:change-info>
            <text:p text:style-name="Standard">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306453690"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ext:change-start text:change-id="ct531814144"/>Introduction</text:h>
      <text:p text:style-name="Standard">This explanatory note contains informative discussion and background for the corresponding “OpenLCB CAN Message Network Specification”. This explanation is not normative in any way.</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Intended Use</text:h>
      <text:h text:style-name="Heading_20_2" text:outline-level="2">References and Context</text:h>
      <text:h text:style-name="Heading_20_2" text:outline-level="2">States</text:h>
      <text:p text:style-name="Standard">The Uninitialized state is only occupied when the node is first starting up. <text:s/>At present, there's no way to deliberately return to it.</text:p>
      <text:h text:style-name="Heading_20_2" text:outline-level="2">Message Format</text:h>
      <text:h text:style-name="Heading_20_2" text:outline-level="2">Messages</text:h>
      <text:p text:style-name="Standard">(Note that Node ID in the data part of several messages is sent in full 48-bit format in all wire protocols, specifically including CAN, even if an alias or alternate form is available elsewhere in the message)</text:p>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509366838" text:style-name="L2">
        <text:list-item>
          <text:p text:style-name="P12">There is no guarantee that any other node is listening for this. No reply is possible. </text:p>
        </text:list-item>
        <text:list-item>
          <text:p text:style-name="P12">Nodes must not emit any other OpenLCB message before the “Initialization Complete” message.</text:p>
        </text:list-item>
      </text:list>
      <text:p text:style-name="Standard"><text:soft-page-break/>Sending the IC message is required to insure that higher-level tools are notified that they may start to work with the node. </text:p>
      <text:h text:style-name="Heading_20_3" text:outline-level="3">Duplicate Node ID Discovery</text:h>
      <text:p text:style-name="Standard">OpenLCB nodes must have unique node IDs. The Frame Transfer protocol will detect duplicate node IDs on a single OpenLCB segment, e.g. a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h text:style-name="Heading_20_3" text:outline-level="3">Error Handling</text:h>
      <text:h text:style-name="Heading_20_4" text:outline-level="4">Reject Addressed Optional Interaction</text:h>
      <text:list xml:id="list597705138" text:style-name="L3">
        <text:list-item>
          <text:p text:style-name="P13">Node A receives an addressed message from Node B that carries Node A's NID. </text:p>
        </text:list-item>
      </text:list>
      <text:list xml:id="list1388313161" text:style-name="L4">
        <text:list-item>
          <text:p text:style-name="P14">The MTI indicates the start of an optional interaction. </text:p>
        </text:list-item>
      </text:list>
      <text:list xml:id="list508548086" text:style-name="L5">
        <text:list-item>
          <text:p text:style-name="P15">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text:soft-page-break/>would be better to have this be a mandatory response to simplify that. <text:s/>Does it add much complexity cost to the nodes?)</text:p>
      <text:h text:style-name="Heading_20_4" text:outline-level="4">Reject Unaddressed Optional Interaction</text:h>
      <text:list xml:id="list1869325803" text:style-name="L6">
        <text:list-item>
          <text:p text:style-name="P16">Node A receives an unaddressed message from Node B. </text:p>
        </text:list-item>
        <text:list-item>
          <text:p text:style-name="P16">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1759574872" text:style-name="L7">
        <text:list-item>
          <text:p text:style-name="P17">Node A is taking part in an addressed interaction with Node B. Either node may be able to send the next message.</text:p>
        </text:list-item>
        <text:list-item>
          <text:p text:style-name="P17">Some error condition prevents Node A from continuing the interaction. </text:p>
        </text:list-item>
        <text:list-item>
          <text:p text:style-name="P17">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The “most recent MTI received” values is not always sufficient to determine <text:span text:style-name="T6">which</text:span> interaction is being referred to. <text:s/>Higher level protocols should define more focused and reliable mechanisms if they are likely to encounter errors.</text:p>
      <text:h text:style-name="Heading_20_1" text:outline-level="1">MTI allocation method</text:h>
      <text:p text:style-name="Standard">(This is just informative, not normative; it's the actual MTI values that are normative, not how they were picked)</text:p>
      <text:p text:style-name="Standard">(This could be here, or in a separate “MtiAllocations” note; there's already a draft of the separate note, which should be either made the sole repository of this info or moved here)</text:p>
      <text:p text:style-name="Standard">The specific MTI values are being documented in each protocol definition, and also here as a consistency check.</text:p>
      <text:p text:style-name="Standard">Because the MTI values are specified for each kind of message, the Standard just documents those results. <text:s/>This section of the Technical Note addresses the method for choosing specific values.</text:p>
      <text:p text:style-name="Standard">Some MTIs have additional status bits defined as part of the 2nd field. For example, there are two status bits associated with “Consumer Identified” which must be kept in the header since there is no room in the CAN data field. To simplify translation between formats, these are the low bits of the first byte after the MTI in a standard-form message.</text:p>
      <text:p text:style-name="Standard"><text:soft-page-break/>Designers may wish to use CAN hardware filtering, but it can't be assumed to be present. We assign a single bit to indicate “simple node protocol” messages to make simple filtering possible.</text:p>
      <text:p text:style-name="Standard">The common Message Type Indicator (MTI) is a 16 bit quantity. Note that specific wire protocols may remap this.</text:p>
      <text:list xml:id="list1864130328" text:style-name="L8">
        <text:list-item>
          <text:p text:style-name="P18">The most-significant 5 bits are reserved as 00110; nodes must send and check that value.</text:p>
        </text:list-item>
        <text:list-item>
          <text:p text:style-name="P18">The next 7 bits are used to indicate the message type. </text:p>
        </text:list-item>
        <text:list-item>
          <text:p text:style-name="P20">The top two of these are used to form static priority groups. A 0 bit is considered to have more priority (can be processed first), a 1 bit less priority (can be processed later). The MSB makes a larger statement about priority than the LSB of these two. Priority processing is permitted but not required. The priority group bits are part of the overall message type.</text:p>
        </text:list-item>
      </text:list>
      <text:p text:style-name="P10">Note that the priority bit in the CAN frame is separate from the static priority field in the MTI format specification.</text:p>
      <text:list xml:id="list338520507" text:continue-numbering="true" text:style-name="L8">
        <text:list-item>
          <text:p text:style-name="P20">The next bit is reserved as 0; nodes must send and check that value.</text:p>
        </text:list-item>
        <text:list-item>
          <text:p text:style-name="P20">The lower four bits indicate a specific type. </text:p>
        </text:list-item>
        <text:list-item>
          <text:p text:style-name="P18">The following bit is reserved as 0; nodes much send and check that value.</text:p>
        </text:list-item>
        <text:list-item>
          <text:p text:style-name="P18">The 2nd from-least-significant bit indicates that this message carries a destination node address (DID) when set to 1. Setting 0 means that the message is globally addressed. If a Destination Node ID (DID) is present, it is located at the start of the message content. The form of a Destination Node ID is defined by the particular wire protocol, but must be mappable to the full NID of the intended destination. </text:p>
        </text:list-item>
        <text:list-item>
          <text:p text:style-name="P18">The next-to-least-significant bit indicates this message carries a P/C Event ID field when set to 1. Setting 0 means that the message does not carry a P/C event ID. If a P/C Event ID is present, it's at the start of the message, except after the Destination Node ID, if present. </text:p>
        </text:list-item>
        <text:list-item>
          <text:p text:style-name="P18">The least-significant bit when set to 1 indicates this message carries a flag byte after the DID and/or EID determined by the above bits. The low bits of that byte can be relocated in CAN messages, see the definition of the CAN wire protocol.</text:p>
        </text:list-item>
      </text:list>
      <text:p text:style-name="Standard">We've chosen to allocate bit fields to make decoding simpler; if possible, aligned on nibble boundaries to make it easy to read as hexadecimal numbers. Note that, as a special dispensation for CAN, higher priority messages (MTIs with lower numerical values) may pass lower priority ones; this must be taken into account when designing protocols.</text:p>
      <text:p text:style-name="Standard">For OpenLCB messages, the variable field is used in two forms:</text:p>
      <text:list xml:id="list338572427" text:style-name="L9">
        <text:list-item>
          <text:p text:style-name="P19">Unaddressed messages – messages that don't have a destination address put the low 12 bits of the MTI in the variable field</text:p>
        </text:list-item>
        <text:list-item>
          <text:p text:style-name="P19">Addressed messages – messages that have a specific destination address put it in the variable field, and carry the MTI in the payload. This allows filtering.</text:p>
        </text:list-item>
      </text:list>
      <text:p text:style-name="Standard"><text:soft-page-break/>The variable field is allocated:</text:p>
      <text:p text:style-name="Standard"/>
      <table:table table:name="Table2" table:style-name="Table2">
        <table:table-column table:style-name="Table2.A"/>
        <table:table-column table:style-name="Table2.B"/>
        <table:table-row>
          <table:table-cell table:style-name="Table2.A1" office:value-type="string">
            <text:p text:style-name="Standard">Variable Field Bits 0-2</text:p>
            <text:p text:style-name="Standard">Header Bits 2-4</text:p>
            <text:p text:style-name="Standard">OpenLCB Format</text:p>
            <text:p text:style-name="Standard">0x0700,0000</text:p>
          </table:table-cell>
          <table:table-cell table:style-name="Table2.B1" office:value-type="string">
            <text:p text:style-name="Standard">Variable Field Bits 3-14</text:p>
            <text:p text:style-name="Standard">Header Bits 5-16</text:p>
            <text:p text:style-name="Standard">OpenLCB Variable Header Content</text:p>
            <text:p text:style-name="Standard">0x00FF,F000</text:p>
          </table:table-cell>
        </table:table-row>
        <table:table-row>
          <table:table-cell table:style-name="Table2.A2" office:value-type="string">
            <text:p text:style-name="Standard">0 0 0</text:p>
          </table:table-cell>
          <table:table-cell table:style-name="Table2.B2" office:value-type="string">
            <text:p text:style-name="Standard">MTI &amp; additional information for “simple node” unaddressed messages</text:p>
          </table:table-cell>
        </table:table-row>
        <table:table-row>
          <table:table-cell table:style-name="Table2.A2" office:value-type="string">
            <text:p text:style-name="Standard">0 0 1</text:p>
          </table:table-cell>
          <table:table-cell table:style-name="Table2.B2" office:value-type="string">
            <text:p text:style-name="Standard">MTI &amp; additional information for unaddressed messages other than “simple node” forms</text:p>
          </table:table-cell>
        </table:table-row>
        <table:table-row>
          <table:table-cell table:style-name="Table2.A2" office:value-type="string">
            <text:p text:style-name="Standard">0 1 0</text:p>
          </table:table-cell>
          <table:table-cell table:style-name="Table2.B2" office:value-type="string">
            <text:p text:style-name="Standard">(Reserved, must not be sent or accepted)</text:p>
          </table:table-cell>
        </table:table-row>
        <table:table-row>
          <table:table-cell table:style-name="Table2.A2" office:value-type="string">
            <text:p text:style-name="Standard">0 1 1</text:p>
          </table:table-cell>
          <table:table-cell table:style-name="Table2.B2" office:value-type="string">
            <text:p text:style-name="Standard">Long-form MTIs in data area</text:p>
          </table:table-cell>
        </table:table-row>
        <table:table-row>
          <table:table-cell table:style-name="Table2.A2" office:value-type="string">
            <text:p text:style-name="Standard">1 0 0</text:p>
          </table:table-cell>
          <table:table-cell table:style-name="Table2.B2" office:value-type="string">
            <text:p text:style-name="Standard">Destination Alias for datagram message non-last fragment</text:p>
          </table:table-cell>
        </table:table-row>
        <table:table-row>
          <table:table-cell table:style-name="Table2.A2" office:value-type="string">
            <text:p text:style-name="Standard">1 0 1</text:p>
          </table:table-cell>
          <table:table-cell table:style-name="Table2.B2" office:value-type="string">
            <text:p text:style-name="Standard">Destination Alias for datagram message last fragment</text:p>
          </table:table-cell>
        </table:table-row>
        <table:table-row>
          <table:table-cell table:style-name="Table2.A2" office:value-type="string">
            <text:p text:style-name="Standard">1 1 0</text:p>
          </table:table-cell>
          <table:table-cell table:style-name="Table2.B2" office:value-type="string">
            <text:p text:style-name="Standard">Destination Alias for non-datagram addressed messages</text:p>
          </table:table-cell>
        </table:table-row>
        <table:table-row>
          <table:table-cell table:style-name="Table2.A2" office:value-type="string">
            <text:p text:style-name="Standard">1 1 1</text:p>
          </table:table-cell>
          <table:table-cell table:style-name="Table2.B2" office:value-type="string">
            <text:p text:style-name="Standard">Destination Alias for Stream Data Send messages</text:p>
          </table:table-cell>
        </table:table-row>
      </table:table>
      <text:p text:style-name="Standard"/>
      <text:p text:style-name="Standard">Some MTIs have additional status bits defined as part of the 2nd field. For example, there are two status bits associated with “Consumer Identified” which must be kept in the header since there is no room in the CAN data field. To simplify translation between formats, these are the low bits of the first byte after the MTI in a standard-form message.</text:p>
      <text:h text:style-name="Heading_20_1" text:outline-level="1"><text:change-end text:change-id="ct531814144"/><text:change-start text:change-id="ct194176304"/>To Be Done</text:h>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he protocols, including e.g. when they power off in the middle of something. <text:change-end text:change-id="ct194176304"/><text:change-start text:change-id="ct551485504"/>The Standard should say that “Nodes shall allow at least nnn msec for a reply to be received to their communications”. <text:s/>Then this TN can talk about timeouts, how you have to <text:change-end text:change-id="ct551485504"/><text:change-start text:change-id="ct551510272"/>assume that you'll have to wait for a reply when arranging state machines and buffering, and the generic issues around recovering from an expected <text:soft-page-break/>reply not being received. <text:change-end text:change-id="ct551510272"/><text:change-start text:change-id="ct550647232"/><text:s/>Any specific issues with timeout recovery can be discussed in <text:span text:style-name="T6">the</text:span> messge-specific parts of the TN.<text:change-end text:change-id="ct550647232"/><text:change-start text:change-id="ct531812848"/></text:p>
      <text:p text:style-name="Standard"><text:change-end text:change-id="ct531812848"/><text:change text:change-id="ct53253438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text:s/>1 Introduction<text:tab/>1</text:p>
          <text:p text:style-name="P26"><text:s/>2 Annotations to the Specification<text:tab/>1</text:p>
          <text:p text:style-name="P27"><text:s/>2.1 Introduction<text:tab/>1</text:p>
          <text:p text:style-name="P27"><text:s/>2.2 Intended Use<text:tab/>1</text:p>
          <text:p text:style-name="P27"><text:s/>2.3 References and Context<text:tab/>1</text:p>
          <text:p text:style-name="P27"><text:s/>2.4 States<text:tab/>1</text:p>
          <text:p text:style-name="P27"><text:s/>2.5 Message Format<text:tab/>1</text:p>
          <text:p text:style-name="P27"><text:s/>2.6 Messages<text:tab/>1</text:p>
          <text:p text:style-name="P27"><text:s/>2.7 Interactions<text:tab/>1</text:p>
          <text:p text:style-name="P28"><text:s/>2.7.1 Node Initialization<text:tab/>1</text:p>
          <text:p text:style-name="P28"><text:s/>2.7.2 Duplicate Node ID Discovery<text:tab/>2</text:p>
          <text:p text:style-name="P28"><text:s/>2.7.3 Node ID Detection<text:tab/>2</text:p>
          <text:p text:style-name="P28"><text:s/>2.7.4 Error Handling<text:tab/>2</text:p>
          <text:p text:style-name="P29"><text:s/>2.7.4.1 Reject Addressed Optional Interaction<text:tab/>2</text:p>
          <text:p text:style-name="P29"><text:s/>2.7.4.2 Reject Unaddressed Optional Interaction<text:tab/>3</text:p>
          <text:p text:style-name="P29"><text:s/>2.7.4.3 Reject Addressed Standard Interaction Due to Error<text:tab/>3</text:p>
          <text:p text:style-name="P26"><text:s/>3 MTI allocation method<text:tab/>3</text:p>
          <text:p text:style-name="P26"><text:s/>4 To Be Done<text:tab/>5</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531689696" text:id="ct531689696">
            <text:deletion>
              <office:change-info>
                <dc:creator>Bob Jacobsen</dc:creator>
                <dc:date>2010-10-08T17:22:00</dc:date>
              </office:change-info>
              <text:p text:style-name="MP1">NMRA Technical Note (number)</text:p>
            </text:deletion>
          </text:changed-region>
          <text:changed-region xml:id="ct531689840" text:id="ct531689840">
            <text:insertion>
              <office:change-info>
                <dc:creator>Bob Jacobsen</dc:creator>
                <dc:date>2010-10-08T17:22:00</dc:date>
              </office:change-info>
            </text:insertion>
          </text:changed-region>
        </text:tracked-changes>
        <text:p text:style-name="MP1"><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531689696"/><text:change-start text:change-id="ct531689840"/>OpenLCB Message Network Technical Note<text:change-end text:change-id="ct531689840"/></text:p>
      </style:header>
      <style:footer>
        <text:tracked-changes>
          <text:changed-region xml:id="ct531680672" text:id="ct531680672">
            <text:deletion>
              <office:change-info>
                <dc:creator>Bob Jacobsen</dc:creator>
                <dc:date>2010-10-08T17:23:00</dc:date>
              </office:change-info>
              <text:p text:style-name="MP4"><text:span text:style-name="MT2">Title</text:span><text:span text:style-name="MT3"><text:tab/></text:span></text:p>
            </text:deletion>
          </text:changed-region>
          <text:changed-region xml:id="ct531673056" text:id="ct531673056">
            <text:insertion>
              <office:change-info>
                <dc:creator>Bob Jacobsen</dc:creator>
                <dc:date>2011-07-23T20:10:00</dc:date>
              </office:change-info>
            </text:insertion>
          </text:changed-region>
        </text:tracked-changes>
        <text:p text:style-name="MP4"><text:change text:change-id="ct531680672"/><text:change-start text:change-id="ct531673056"/><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531673056"/><text:span text:style-name="MT3"><text:tab/>Page </text:span><text:span text:style-name="Page_20_Number"><text:span text:style-name="MT3"><text:page-number text:select-page="current">6</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2-03-19T09:01:57.99">3/19/2012</text:date></text:span></text:span></text:p>
      </style:footer>
    </style:master-page>
    <style:master-page style:name="First_20_Page" style:display-name="First Page" style:page-layout-name="Mpm2" style:next-style-name="Standard">
      <style:header>
        <text:tracked-changes>
          <text:changed-region xml:id="ct531662496" text:id="ct531662496">
            <text:deletion>
              <office:change-info>
                <dc:creator>Bob Jacobsen</dc:creator>
                <dc:date>2010-10-07T21:46:00</dc:date>
              </office:change-info>
              <text:p text:style-name="MP7"><text:span text:style-name="MT4">NMRA TECHNICAL NOTES</text:span></text:p>
            </text:deletion>
          </text:changed-region>
          <text:changed-region xml:id="ct531662640" text:id="ct531662640">
            <text:insertion>
              <office:change-info>
                <dc:creator>Bob Jacobsen</dc:creator>
                <dc:date>2010-10-08T17:19:00</dc:date>
              </office:change-info>
            </text:insertion>
          </text:changed-region>
          <text:changed-region xml:id="ct531662192" text:id="ct531662192">
            <text:insertion>
              <office:change-info>
                <dc:creator>Bob Jacobsen</dc:creator>
                <dc:date>2010-10-08T18:28:00</dc:date>
              </office:change-info>
            </text:insertion>
          </text:changed-region>
          <text:changed-region xml:id="ct531661328" text:id="ct531661328">
            <text:deletion>
              <office:change-info>
                <dc:creator>Bob Jacobsen</dc:creator>
                <dc:date>2010-10-08T18:28:00</dc:date>
              </office:change-info>
              <text:p text:style-name="MP7">(title)</text:p>
            </text:deletion>
          </text:changed-region>
          <text:changed-region xml:id="ct531661472" text:id="ct531661472">
            <text:insertion>
              <office:change-info>
                <dc:creator>Bob Jacobsen</dc:creator>
                <dc:date>2010-10-08T18:28:00</dc:date>
              </office:change-info>
            </text:insertion>
          </text:changed-region>
          <text:changed-region xml:id="ct531661072" text:id="ct531661072">
            <text:deletion>
              <office:change-info>
                <dc:creator>Bob Jacobsen</dc:creator>
                <dc:date>2010-10-08T17:19:00</dc:date>
              </office:change-info>
              <text:p text:style-name="MP7">(date)</text:p>
            </text:deletion>
          </text:changed-region>
          <text:changed-region xml:id="ct531661696" text:id="ct531661696">
            <text:insertion>
              <office:change-info>
                <dc:creator>Bob Jacobsen</dc:creator>
                <dc:date>2010-10-14T08:43:00</dc:date>
              </office:change-info>
            </text:insertion>
          </text:changed-region>
          <text:changed-region xml:id="ct531661824" text:id="ct531661824">
            <text:deletion>
              <office:change-info>
                <dc:creator>Bob Jacobsen</dc:creator>
                <dc:date>2010-10-07T21:47:00</dc:date>
              </office:change-info>
              <text:p text:style-name="MP7">(number)</text:p>
            </text:deletion>
          </text:changed-region>
          <text:changed-region xml:id="ct531661968" text:id="ct531661968">
            <text:insertion>
              <office:change-info>
                <dc:creator>Bob Jacobsen</dc:creator>
                <dc:date>2010-10-10T12:1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531662496"/><text:change-start text:change-id="ct531662640"/>OpenLCB <text:change-end text:change-id="ct531662640"/><text:change-start text:change-id="ct531662192"/>Technical Note<text:change-end text:change-id="ct531662192"/></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531661328"/><text:change-start text:change-id="ct531661472"/>OpenLCB Message Network<text:change-end text:change-id="ct531661472"/></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531661072"/><text:change-start text:change-id="ct531661696"/><text:date style:data-style-name="N75" text:date-value="2012-03-19T09:01:57.99">Mar 19, 2012</text:date><text:change-end text:change-id="ct531661696"/></text:p>
            </table:table-cell>
            <table:table-cell table:style-name="Table1.C1" office:value-type="string">
              <text:p text:style-name="MP7"><text:change text:change-id="ct531661824"/><text:change-start text:change-id="ct531661968"/>Preliminary<text:change-end text:change-id="ct531661968"/></text:p>
            </table:table-cell>
          </table:table-row>
        </table:table>
        <text:p text:style-name="Header"/>
      </style:header>
      <style:footer>
        <text:tracked-changes>
          <text:changed-region xml:id="ct531658800" text:id="ct531658800">
            <text:deletion>
              <office:change-info>
                <dc:creator>Bob Jacobsen</dc:creator>
                <dc:date>2011-07-23T20:10:00</dc:date>
              </office:change-info>
              <text:p text:style-name="MP8"><text:span text:style-name="MT5">Copyright 20</text:span></text:p>
            </text:deletion>
          </text:changed-region>
          <text:changed-region xml:id="ct531658704" text:id="ct531658704">
            <text:deletion>
              <office:change-info>
                <dc:creator>Bob Jacobsen</dc:creator>
                <dc:date>2010-10-07T21:47:00</dc:date>
              </office:change-info>
              <text:p text:style-name="MP8"><text:span text:style-name="MT5">90</text:span></text:p>
            </text:deletion>
          </text:changed-region>
          <text:changed-region xml:id="ct531656592" text:id="ct531656592">
            <text:deletion>
              <office:change-info>
                <dc:creator>Bob Jacobsen</dc:creator>
                <dc:date>2011-07-23T20:10:00</dc:date>
              </office:change-info>
              <text:p text:style-name="MP8"><text:span text:style-name="MT5">, by J. Day, D. Harris, B. Jacobsen, </text:span></text:p>
            </text:deletion>
          </text:changed-region>
          <text:changed-region xml:id="ct531648592" text:id="ct531648592">
            <text:deletion>
              <office:change-info>
                <dc:creator>Bob Jacobsen</dc:creator>
                <dc:date>2010-10-08T17:21:00</dc:date>
              </office:change-info>
              <text:p text:style-name="MP8"><text:span text:style-name="MT5">A. Robinson, </text:span></text:p>
            </text:deletion>
          </text:changed-region>
          <text:changed-region xml:id="ct531656736" text:id="ct531656736">
            <text:deletion>
              <office:change-info>
                <dc:creator>Bob Jacobsen</dc:creator>
                <dc:date>2011-07-23T20:10:00</dc:date>
              </office:change-info>
              <text:p text:style-name="MP8"><text:span text:style-name="MT5">and A. Shepherd</text:span></text:p>
            </text:deletion>
          </text:changed-region>
          <text:changed-region xml:id="ct531653856" text:id="ct531653856">
            <text:insertion>
              <office:change-info>
                <dc:creator>Bob Jacobsen</dc:creator>
                <dc:date>2011-07-23T20:10:00</dc:date>
              </office:change-info>
            </text:insertion>
          </text:changed-region>
        </text:tracked-changes>
        <text:p text:style-name="MP8"><text:change text:change-id="ct531658800"/><text:change text:change-id="ct531658704"/><text:change text:change-id="ct531656592"/><text:change text:change-id="ct531648592"/><text:change text:change-id="ct531656736"/><text:change-start text:change-id="ct531653856"/><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531653856"/><text:span text:style-name="MT5"><text:tab/></text:span><text:span text:style-name="MT6">Page </text:span><text:span text:style-name="Page_20_Number"><text:span text:style-name="MT6"><text:page-number text:select-page="current">6</text:page-number></text:span></text:span><text:span text:style-name="Page_20_Number"><text:span text:style-name="MT6"> of </text:span></text:span><text:span text:style-name="Page_20_Number"><text:span text:style-name="MT6"><text:page-count style:num-format="1">6</text:page-count></text:span></text:span><text:span text:style-name="Page_20_Number"><text:span text:style-name="MT6"> - </text:span></text:span><text:span text:style-name="Page_20_Number"><text:span text:style-name="MT6"><text:date style:data-style-name="N116" text:date-value="2012-03-19T09:01:57.99">3/19/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Message Network Technical Note</dc:title>
    <meta:initial-creator>Alex Shepherd</meta:initial-creator>
    <meta:creation-date>2009-01-22T07:11:27</meta:creation-date>
    <meta:editing-cycles>90</meta:editing-cycles>
    <meta:editing-duration>PT14H13M19S</meta:editing-duration>
    <meta:generator>OpenOffice.org/3.3$Unix OpenOffice.org_project/330m20$Build-9567</meta:generator>
    <dc:date>2012-03-19T09:01:58</dc:date>
    <dc:creator>Bob Jacobsen</dc:creator>
    <meta:keyword>OpenLCB-CAN Message Network</meta:keyword>
    <meta:document-statistic meta:table-count="2" meta:image-count="1" meta:object-count="0" meta:page-count="6" meta:paragraph-count="140" meta:word-count="2187" meta:character-count="12940"/>
    <meta:user-defined meta:name="Info 1"/>
    <meta:user-defined meta:name="Info 2"/>
    <meta:user-defined meta:name="Info 3"/>
    <meta:user-defined meta:name="Info 4"/>
  </office:meta>
</office:document-meta>
</file>